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3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  <style:paragraph-properties style:writing-mode="lr-tb"/>
    </style:style>
    <style:style style:name="gr2" style:family="graphic" style:parent-style-name="standard">
      <style:graphic-properties draw:fill-color="#ffffff" fo:min-height="23.556cm"/>
      <style:paragraph-properties style:writing-mode="lr-tb"/>
    </style:style>
    <style:style style:name="gr3" style:family="graphic" style:parent-style-name="standard">
      <style:graphic-properties draw:stroke="none" draw:fill="none" fo:min-height="24.821cm"/>
      <style:paragraph-properties style:writing-mode="lr-tb"/>
    </style:style>
    <style:style style:name="gr4" style:family="graphic" style:parent-style-name="standard">
      <style:graphic-properties draw:stroke="none" draw:fill="none" fo:min-height="19.9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39.287cm"/>
      <style:paragraph-properties style:writing-mode="lr-tb"/>
    </style:style>
    <style:style style:name="gr6" style:family="graphic" style:parent-style-name="standard">
      <style:graphic-properties draw:stroke="none" draw:fill="none" fo:min-height="10.3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19.644cm"/>
      <style:paragraph-properties style:writing-mode="lr-tb"/>
    </style:style>
    <style:style style:name="gr8" style:family="graphic" style:parent-style-name="standard">
      <style:graphic-properties draw:stroke="none" draw:fill="none" fo:min-height="1.591cm"/>
      <style:paragraph-properties style:writing-mode="lr-tb"/>
    </style:style>
    <style:style style:name="gr9" style:family="graphic" style:parent-style-name="standard">
      <style:graphic-properties draw:stroke="none" draw:fill="none" fo:min-height="10.801cm"/>
      <style:paragraph-properties style:writing-mode="lr-tb"/>
    </style:style>
    <style:style style:name="gr10" style:family="graphic" style:parent-style-name="standard">
      <style:graphic-properties draw:stroke="none" draw:fill="none" fo:min-height="1.972cm"/>
      <style:paragraph-properties style:writing-mode="lr-tb"/>
    </style:style>
    <style:style style:name="gr11" style:family="graphic" style:parent-style-name="standard">
      <style:graphic-properties draw:stroke="none" draw:fill="none" fo:min-height="2.20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25.2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9cm" fo:min-width="0cm"/>
      <style:paragraph-properties style:writing-mode="lr-tb"/>
    </style:style>
    <style:style style:name="gr16" style:family="graphic" style:parent-style-name="objectwithoutfill">
      <style:graphic-properties svg:stroke-width="0.102cm" svg:stroke-color="#000000" draw:marker-start-width="0.356cm" draw:marker-end="Arrow" draw:marker-end-width="0.305cm" draw:fill="solid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1.1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3cm" fo:min-width="0cm"/>
      <style:paragraph-properties style:writing-mode="lr-tb"/>
    </style:style>
    <style:style style:name="gr19" style:family="graphic" style:parent-style-name="standard">
      <style:graphic-properties draw:stroke="none" draw:fill="none" fo:min-height="10.52cm"/>
      <style:paragraph-properties style:writing-mode="lr-tb"/>
    </style:style>
    <style:style style:name="gr20" style:family="graphic" style:parent-style-name="standard">
      <style:graphic-properties draw:stroke="none" draw:fill="none" fo:min-height="2.54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9.08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95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48.09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6.004cm"/>
      <style:paragraph-properties style:writing-mode="lr-tb"/>
    </style:style>
    <style:style style:name="gr25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7.256cm" fo:min-width="0cm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8.533cm" fo:min-width="0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3.79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0.41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42.67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482cm"/>
      <style:paragraph-properties style:writing-mode="lr-tb"/>
    </style:style>
    <style:style style:name="gr31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449cm" fo:min-width="0cm" fo:padding-top="0.15cm" fo:padding-bottom="0.15cm" fo:padding-left="0.275cm" fo:padding-right="0.275cm"/>
    </style:style>
    <style:style style:name="gr3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254cm" fo:min-width="0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2.70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19.425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42.2000007629395pt" style:font-size-asian="24pt" style:font-size-complex="24pt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 fo:text-align="start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font-name="Liberation Mono3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text-properties fo:font-size="28pt" style:font-size-asian="28pt" style:font-size-complex="28pt"/>
    </style:style>
    <style:style style:name="P12" style:family="paragraph">
      <loext:graphic-properties draw:fill="none" draw:fill-color="#ffffff"/>
      <style:paragraph-properties style:writing-mode="lr-tb"/>
      <style:text-properties fo:color="#0066cc" style:font-name="Liberation Mono3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style:writing-mode="lr-tb"/>
      <style:text-properties fo:color="#00cccc" style:font-name="Liberation Mono3"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top="0.42cm" fo:margin-bottom="0.35cm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36pt" fo:font-weight="bold" style:font-size-asian="36pt" style:font-weight-asian="bold" style:font-size-complex="3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iberation Mono3" fo:font-size="32pt" style:font-size-asian="32pt" style:font-size-complex="32pt"/>
    </style:style>
    <style:style style:name="T7" style:family="text">
      <style:text-properties fo:color="#00ccff" style:font-name="Liberation Mono3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9933ff" style:font-name="Liberation Mono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0" style:family="text">
      <style:text-properties fo:color="#000000" style:font-name="Liberation Mono1" fo:font-size="18pt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11" style:family="text">
      <style:text-properties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66cc" style:font-name="Liberation Mono3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style:font-name="Liberation Mono3" fo:font-size="23pt" fo:font-weight="bold" style:font-size-asian="23pt" style:font-weight-asian="bold" style:font-size-complex="23pt" style:font-weight-complex="bold"/>
    </style:style>
    <style:style style:name="T16" style:family="text">
      <style:text-properties fo:color="#9933ff" style:font-name="Liberation Mono3" fo:font-size="23pt" fo:font-weight="bold" style:font-size-asian="23pt" style:font-weight-asian="bold" style:font-size-complex="23pt" style:font-weight-complex="bold"/>
    </style:style>
    <style:style style:name="T17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8" style:family="text">
      <style:text-properties fo:color="#00ccff" style:font-name="Liberation Mono1" fo:font-size="18pt" fo:font-weight="bold" style:font-name-asian="Liberation Mono1" style:font-size-asian="18pt" style:font-weight-asian="bold" style:font-name-complex="Liberation Mono1" style:font-size-complex="18pt" style:font-weight-complex="bold"/>
    </style:style>
    <style:style style:name="T19" style:family="text">
      <style:text-properties fo:color="#0066cc" style:font-name="Liberation Mono1" fo:font-size="18pt" fo:font-weight="bold" style:font-name-asian="Liberation Mono1" style:font-size-asian="18pt" style:font-weight-asian="bold" style:font-name-complex="Liberation Mono1" style:font-size-complex="18pt" style:font-weight-complex="bold"/>
    </style:style>
    <style:style style:name="T20" style:family="text">
      <style:text-properties fo:font-variant="normal" fo:text-transform="none" fo:color="#0066cc" style:text-outline="false" style:text-line-through-style="none" style:text-line-through-type="none" style:font-name="Liberation Mono3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font-name="Liberation Mono3" fo:font-size="32pt" fo:font-style="normal" fo:text-shadow="none" style:text-underline-style="none" style:letter-kerning="true" style:font-name-asian="DejaVu Sans" style:font-size-asian="32pt" style:font-style-asian="normal" style:font-name-complex="DejaVu Sans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ccff" style:text-outline="false" style:text-line-through-style="none" style:text-line-through-type="none" style:font-name="Liberation Mono3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9933ff" style:text-line-through-style="solid" style:text-line-through-type="single" style:font-name="Liberation Mono3"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variant="normal" fo:text-transform="none" fo:color="#9933ff" style:text-outline="false" style:text-line-through-style="none" style:text-line-through-type="none" style:font-name="Liberation Mono3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Mono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Liberation Mono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73cm" svg:height="4.623cm" svg:x="2.999cm" svg:y="2.102cm">
          <draw:text-box>
            <text:p><text:span text:style-name="T1">DID Resolution</text:span></text:p>
          </draw:text-box>
        </draw:frame>
        <draw:frame draw:style-name="gr2" draw:text-style-name="P2" draw:layer="layout" svg:width="14.763cm" svg:height="23.806cm" svg:x="2.998cm" svg:y="4.753cm">
          <draw:text-box>
            <text:p><text:span text:style-name="T2">A work item of the W3C CCG</text:span></text:p>
            <text:p><text:span text:style-name="T2"/></text:p>
            <text:p><text:span text:style-name="T2">16</text:span><text:span text:style-name="T3">th</text:span><text:span text:style-name="T2"> January 2020</text:span></text:p>
            <text:p><text:span text:style-name="T4">IPR rules apply!</text:span></text:p>
            <text:p><text:span text:style-name="T2"/></text:p>
            <text:p><text:span text:style-name="T2">Zoom Call:</text:span></text:p>
            <text:p><text:span text:style-name="T2">https://zoom.us/j/7077077007</text:span></text:p>
            <text:p><text:span text:style-name="T2"/></text:p>
            <text:p><text:span text:style-name="T2">Text Chat:</text:span></text:p>
            <text:p><text:span text:style-name="T2">http://irc.w3.org/?channels=ccg</text:span></text:p>
            <text:p><text:span text:style-name="T2">(type q+ to get into the queue)</text:span></text:p>
            <text:p><text:span text:style-name="T2"/></text:p>
            <text:p><text:span text:style-name="T4">This call is being recorded!</text:span></text:p>
          </draw:text-box>
        </draw:frame>
        <draw:frame draw:style-name="gr3" draw:text-style-name="P5" draw:layer="layout" svg:width="22.595cm" svg:height="25.071cm" svg:x="18.198cm" svg:y="1.722cm">
          <draw:text-box>
            <text:p text:style-name="P3"><text:span text:style-name="T1">Agenda Thursday 16 January 2020</text:span></text:p>
            <text:p text:style-name="P4"><text:span text:style-name="T5">Welcome and CCG IPR reminder</text:span></text:p>
            <text:p text:style-name="P4"><text:span text:style-name="T5">Call info and scribe selection</text:span></text:p>
            <text:p text:style-name="P4"><text:span text:style-name="T5">Agenda creation/review/prioritization</text:span></text:p>
            <text:p text:style-name="P4"><text:span text:style-name="T5">Matrix parameters vs. query parameters</text:span></text:p>
            <text:p text:style-name="P4"><text:span text:style-name="T5">Preparation for DID WG F2F in Amsterdam?</text:span></text:p>
            <text:p text:style-name="P4"><text:span text:style-name="T5">AOB</text:span></text:p>
            <text:p text:style-name="P4"><text:span text:style-name="T5">Next meeting</text:span></text:p>
            <text:p text:style-name="P4"><text:span text:style-name="T5"/></text:p>
          </draw:text-box>
        </draw:frame>
      </draw:page>
      <draw:page draw:name="page2" draw:style-name="dp1" draw:master-page-name="Default">
        <draw:frame draw:style-name="gr4" draw:text-style-name="P5" draw:layer="layout" svg:width="38.016cm" svg:height="20.206cm" svg:x="1.778cm" svg:y="2.588cm">
          <draw:text-box>
            <text:p text:style-name="P3"><text:span text:style-name="T1">Matrix parameters? What does this </text:span><text:span text:style-name="T1">mean?</text:span></text:p>
          </draw:text-box>
        </draw:frame>
        <draw:frame draw:style-name="gr5" draw:text-style-name="P6" draw:layer="layout" svg:width="39.787cm" svg:height="1.53cm" svg:x="1.825cm" svg:y="5.54cm">
          <draw:text-box>
            <text:p><text:span text:style-name="T6">did:ex:123;service=</text:span><text:span text:style-name="T7">files</text:span><text:span text:style-name="T8">/</text:span><text:span text:style-name="T8">myresume/doc?</text:span><text:span text:style-name="T8">version=latest#intro</text:span></text:p>
          </draw:text-box>
        </draw:frame>
      </draw:page>
      <draw:page draw:name="page3" draw:style-name="dp1" draw:master-page-name="Default">
        <draw:frame draw:style-name="gr4" draw:text-style-name="P5" draw:layer="layout" svg:width="38.016cm" svg:height="20.206cm" svg:x="1.778cm" svg:y="2.588cm">
          <draw:text-box>
            <text:p text:style-name="P3"><text:span text:style-name="T1">DIDs (mostly) resolve to 1. public </text:span><text:span text:style-name="T1">keys and 2. service endpoints</text:span></text:p>
          </draw:text-box>
        </draw:frame>
      </draw:page>
      <draw:page draw:name="page4" draw:style-name="dp1" draw:master-page-name="Default">
        <draw:frame draw:style-name="gr6" draw:text-style-name="P8" draw:layer="layout" svg:width="32.769cm" svg:height="10.56cm" svg:x="1.759cm" svg:y="8.823cm">
          <draw:text-box>
            <text:p text:style-name="P7"><text:span text:style-name="T9">{</text:span></text:p>
            <text:p text:style-name="P7"><text:span text:style-name="T9"><text:s text:c="2"/></text:span><text:span text:style-name="T9">"@context": "https://www.w3.org/ns/did/v1",</text:span></text:p>
            <text:p text:style-name="P7"><text:span text:style-name="T9"><text:s text:c="2"/></text:span><text:span text:style-name="T9">"id": "did:ex:123",</text:span></text:p>
            <text:p text:style-name="P7"><text:span text:style-name="T9"><text:s text:c="2"/></text:span><text:span text:style-name="T9">"authentication": [{</text:span></text:p>
            <text:p text:style-name="P7"><text:span text:style-name="T9"><text:s text:c="4"/></text:span><text:span text:style-name="T9">"id": "did:ex:123#keys-1",</text:span></text:p>
            <text:p text:style-name="P7"><text:span text:style-name="T9"><text:s text:c="4"/></text:span><text:span text:style-name="T9">"type": "Ed25519VerificationKey2018",</text:span></text:p>
            <text:p text:style-name="P7"><text:span text:style-name="T9"><text:s text:c="4"/></text:span><text:span text:style-name="T9">"publicKeyBase58": </text:span><text:span text:style-name="T9">"H3C2AVvLMv6gmMNam3uVAjZpfkcJCwDwnZn6z3wXmqPV"</text:span></text:p>
            <text:p text:style-name="P7"><text:span text:style-name="T9"><text:s text:c="2"/></text:span><text:span text:style-name="T9">}]</text:span></text:p>
            <text:p text:style-name="P7"><text:span text:style-name="T9">}</text:span></text:p>
          </draw:text-box>
        </draw:frame>
        <draw:frame draw:style-name="gr7" draw:text-style-name="P6" draw:layer="layout" svg:width="20.144cm" svg:height="1.53cm" svg:x="1.824cm" svg:y="5.54cm">
          <draw:text-box>
            <text:p><text:span text:style-name="T6">did:ex:123</text:span></text:p>
          </draw:text-box>
        </draw:frame>
        <draw:frame draw:style-name="gr8" draw:text-style-name="P5" draw:layer="layout" svg:width="38.016cm" svg:height="1.841cm" svg:x="1.778cm" svg:y="2.588cm">
          <draw:text-box>
            <text:p text:style-name="P3"><text:span text:style-name="T1">Some applications just need public </text:span><text:span text:style-name="T1">keys</text:span></text:p>
          </draw:text-box>
        </draw:frame>
      </draw:page>
      <draw:page draw:name="page5" draw:style-name="dp1" draw:master-page-name="Default">
        <draw:frame draw:style-name="gr9" draw:text-style-name="P8" draw:layer="layout" svg:width="34.039cm" svg:height="11.051cm" svg:x="1.759cm" svg:y="8.823cm">
          <draw:text-box>
            <text:p text:style-name="P7"><text:span text:style-name="T9">{</text:span></text:p>
            <text:p text:style-name="P7"><text:span text:style-name="T9"><text:s text:c="2"/></text:span><text:span text:style-name="T9">"@context": "https://www.w3.org/ns/did/v1",</text:span></text:p>
            <text:p text:style-name="P7"><text:span text:style-name="T9"><text:s text:c="2"/></text:span><text:span text:style-name="T9">"id": "did:ex:123",</text:span></text:p>
            <text:p text:style-name="P7"><text:span text:style-name="T9"><text:s text:c="2"/></text:span><text:span text:style-name="T9">"authentication": [{</text:span></text:p>
            <text:p text:style-name="P7"><text:span text:style-name="T9"><text:s text:c="4"/></text:span><text:span text:style-name="T9">"id": "did:ex:123#keys-1",</text:span></text:p>
            <text:p text:style-name="P7"><text:span text:style-name="T9"><text:s text:c="4"/></text:span><text:span text:style-name="T9">"type": "Ed25519VerificationKey2018",</text:span></text:p>
            <text:p text:style-name="P7"><text:span text:style-name="T9"><text:s text:c="4"/></text:span><text:span text:style-name="T9">"publicKeyBase58": </text:span><text:span text:style-name="T9">"H3C2AVvLMv6gmMNam3uVAjZpfkcJCwDwnZn6z3wXmqPV"</text:span></text:p>
            <text:p text:style-name="P7"><text:span text:style-name="T9"><text:s text:c="2"/></text:span><text:span text:style-name="T9">}],</text:span></text:p>
            <text:p text:style-name="P9"><text:span text:style-name="T9"><text:s text:c="2"/></text:span><text:span text:style-name="T9">"service": [{</text:span></text:p>
            <text:p text:style-name="P9"><text:span text:style-name="T9"><text:s text:c="4"/></text:span><text:span text:style-name="T9">"id": "did:ex:123",</text:span></text:p>
            <text:p text:style-name="P9"><text:span text:style-name="T9"><text:s text:c="4"/></text:span><text:span text:style-name="T9">"type": "AgentService",</text:span></text:p>
            <text:p text:style-name="P9"><text:span text:style-name="T10"><text:s text:c="4"/></text:span><text:span text:style-name="T10">"serviceEndpoint": </text:span><text:span text:style-name="T10">"https://agency.com/myagent"</text:span></text:p>
            <text:p text:style-name="P9"><text:span text:style-name="T9"><text:s text:c="2"/></text:span><text:span text:style-name="T9">}]</text:span></text:p>
            <text:p text:style-name="P7"><text:span text:style-name="T9">}</text:span></text:p>
          </draw:text-box>
        </draw:frame>
        <draw:frame draw:style-name="gr7" draw:text-style-name="P6" draw:layer="layout" svg:width="20.144cm" svg:height="1.53cm" svg:x="1.824cm" svg:y="5.54cm">
          <draw:text-box>
            <text:p><text:span text:style-name="T6">did:ex:123</text:span></text:p>
          </draw:text-box>
        </draw:frame>
        <draw:frame draw:style-name="gr10" draw:text-style-name="P5" draw:layer="layout" svg:width="38.016cm" svg:height="2.222cm" svg:x="1.778cm" svg:y="2.588cm">
          <draw:text-box>
            <text:p text:style-name="P3"><text:span text:style-name="T1">Many applications just need public </text:span><text:span text:style-name="T1">keys and one service endpoint</text:span></text:p>
          </draw:text-box>
        </draw:frame>
      </draw:page>
      <draw:page draw:name="page6" draw:style-name="dp1" draw:master-page-name="Default">
        <draw:frame draw:style-name="gr9" draw:text-style-name="P8" draw:layer="layout" svg:width="34.039cm" svg:height="13.931cm" svg:x="1.759cm" svg:y="8.823cm">
          <draw:text-box>
            <text:p text:style-name="P9"><text:span text:style-name="T9">{</text:span></text:p>
            <text:p text:style-name="P9"><text:span text:style-name="T9"><text:s text:c="2"/></text:span><text:span text:style-name="T9">"@context": "https://www.w3.org/ns/did/v1",</text:span></text:p>
            <text:p text:style-name="P9"><text:span text:style-name="T9"><text:s text:c="2"/></text:span><text:span text:style-name="T9">"id": "did:ex:123",</text:span></text:p>
            <text:p text:style-name="P9"><text:span text:style-name="T9"><text:s text:c="2"/></text:span><text:span text:style-name="T9">"service": [{</text:span></text:p>
            <text:p text:style-name="P9"><text:span text:style-name="T9"><text:s text:c="4"/></text:span><text:span text:style-name="T9">"id": "did:ex:123#homepage",</text:span></text:p>
            <text:p text:style-name="P9"><text:span text:style-name="T9"><text:s text:c="4"/></text:span><text:span text:style-name="T9">"serviceEndpoint": "https://alice.me/home/"</text:span></text:p>
            <text:p text:style-name="P9"><text:span text:style-name="T9"><text:s text:c="2"/></text:span><text:span text:style-name="T9">}, {</text:span></text:p>
            <text:p text:style-name="P9"><text:span text:style-name="T9"><text:s text:c="4"/></text:span><text:span text:style-name="T9">"id": "did:ex:123#work",</text:span></text:p>
            <text:p text:style-name="P9"><text:span text:style-name="T9"><text:s text:c="4"/></text:span><text:span text:style-name="T9">"serviceEndpoint": </text:span><text:span text:style-name="T9">"https://acmecorp.com/employees/alice-7332"</text:span></text:p>
            <text:p text:style-name="P9"><text:span text:style-name="T9"><text:s text:c="2"/></text:span><text:span text:style-name="T9">}, {</text:span></text:p>
            <text:p text:style-name="P9"><text:span text:style-name="T9"><text:s text:c="4"/></text:span><text:span text:style-name="T9">"id": "did:ex:123#linkedin",</text:span></text:p>
            <text:p text:style-name="P9"><text:span text:style-name="T9"><text:s text:c="4"/></text:span><text:span text:style-name="T9">"type": "SocialNetworkService",</text:span></text:p>
            <text:p text:style-name="P9"><text:span text:style-name="T9"><text:s text:c="4"/></text:span><text:span text:style-name="T9">"serviceEndpoint": </text:span><text:span text:style-name="T9">"https://www.linkedin.com/in/alice-b26187c4/"</text:span></text:p>
            <text:p text:style-name="P9"><text:span text:style-name="T9"><text:s text:c="2"/></text:span><text:span text:style-name="T9">}, {</text:span></text:p>
            <text:p text:style-name="P9"><text:span text:style-name="T9"><text:s text:c="4"/></text:span><text:span text:style-name="T9">"id": "did:ex:123#message",</text:span></text:p>
            <text:p text:style-name="P9"><text:span text:style-name="T9"><text:s text:c="4"/></text:span><text:span text:style-name="T9">"type": "ActivityPubService",</text:span></text:p>
            <text:p text:style-name="P9"><text:span text:style-name="T9"><text:s text:c="4"/></text:span><text:span text:style-name="T9">"serviceEndpoint": </text:span><text:span text:style-name="T9">"https://chaos.social/@alice01"</text:span></text:p>
            <text:p text:style-name="P9"><text:span text:style-name="T9"><text:s text:c="2"/></text:span><text:span text:style-name="T9">}</text:span></text:p>
            <text:p text:style-name="P7"><text:span text:style-name="T9">}</text:span></text:p>
          </draw:text-box>
        </draw:frame>
        <draw:frame draw:style-name="gr7" draw:text-style-name="P6" draw:layer="layout" svg:width="20.144cm" svg:height="1.53cm" svg:x="1.824cm" svg:y="5.54cm">
          <draw:text-box>
            <text:p><text:span text:style-name="T6">did:ex:123</text:span></text:p>
          </draw:text-box>
        </draw:frame>
        <draw:frame draw:style-name="gr11" draw:text-style-name="P5" draw:layer="layout" svg:width="49.26cm" svg:height="2.453cm" svg:x="1.778cm" svg:y="2.588cm">
          <draw:text-box>
            <text:p text:style-name="P3"><text:span text:style-name="T1">But I can have many “services” (= </text:span><text:span text:style-name="T1">URLs associated with my DID)</text:span></text:p>
          </draw:text-box>
        </draw:frame>
        <draw:frame draw:style-name="gr11" draw:text-style-name="P5" draw:layer="layout" svg:width="49.26cm" svg:height="2.453cm" svg:x="1.778cm" svg:y="25.289cm">
          <draw:text-box>
            <text:p text:style-name="P3"><text:span text:style-name="T11">Not all “services” necessarily require a </text:span><text:span text:style-name="T11">special protocol or DID-based </text:span><text:span text:style-name="T11">auth/encryption..</text:span></text:p>
          </draw:text-box>
        </draw:frame>
      </draw:page>
      <draw:page draw:name="page7" draw:style-name="dp1" draw:master-page-name="Default">
        <draw:frame draw:style-name="gr7" draw:text-style-name="P6" draw:layer="layout" svg:width="33.692cm" svg:height="1.53cm" svg:x="1.824cm" svg:y="10.04cm">
          <draw:text-box>
            <text:p><text:span text:style-name="T12">&lt;link</text:span><text:span text:style-name="T6"> rel="</text:span><text:span text:style-name="T7">stylesheet</text:span><text:span text:style-name="T6">" </text:span><text:span text:style-name="T6">href="</text:span><text:span text:style-name="T13">/media/example.css</text:span><text:span text:style-name="T6">"&gt;</text:span></text:p>
          </draw:text-box>
        </draw:frame>
        <draw:frame draw:style-name="gr11" draw:text-style-name="P5" draw:layer="layout" svg:width="49.26cm" svg:height="2.453cm" svg:x="1.778cm" svg:y="2.588cm">
          <draw:text-box>
            <text:p text:style-name="P3"><text:span text:style-name="T1">Other mechanisms for discovering </text:span><text:span text:style-name="T1">links from a URL</text:span></text:p>
          </draw:text-box>
        </draw:frame>
        <draw:frame draw:style-name="gr11" draw:text-style-name="P5" draw:layer="layout" svg:width="49.26cm" svg:height="2.453cm" svg:x="1.778cm" svg:y="13.489cm">
          <draw:text-box>
            <text:p text:style-name="P3"><text:span text:style-name="T11">Used by IndieWeb community for </text:span><text:span text:style-name="T11">service/link discovery:</text:span></text:p>
          </draw:text-box>
        </draw:frame>
        <draw:frame draw:style-name="gr7" draw:text-style-name="P6" draw:layer="layout" svg:width="33.693cm" svg:height="1.53cm" svg:x="1.825cm" svg:y="16.04cm">
          <draw:text-box>
            <text:p><text:span text:style-name="T12">&lt;link</text:span><text:span text:style-name="T6"> rel="</text:span><text:span text:style-name="T7">micropub</text:span><text:span text:style-name="T6">" </text:span><text:span text:style-name="T6">href="</text:span><text:span text:style-name="T13">https://alice.me/pub</text:span><text:span text:style-name="T6">"&gt;</text:span></text:p>
          </draw:text-box>
        </draw:frame>
        <draw:frame draw:style-name="gr7" draw:text-style-name="P6" draw:layer="layout" svg:width="37.079cm" svg:height="1.53cm" svg:x="1.826cm" svg:y="19.04cm">
          <draw:text-box>
            <text:p><text:span text:style-name="T12">&lt;link</text:span><text:span text:style-name="T6"> rel="</text:span><text:span text:style-name="T7">profile</text:span><text:span text:style-name="T6">" </text:span><text:span text:style-name="T6">href="</text:span><text:span text:style-name="T13">https://profiles.com</text:span><text:span text:style-name="T13">/alice</text:span><text:span text:style-name="T6">"&gt;</text:span></text:p>
          </draw:text-box>
        </draw:frame>
        <draw:frame draw:style-name="gr11" draw:text-style-name="P5" draw:layer="layout" svg:width="49.26cm" svg:height="2.453cm" svg:x="1.778cm" svg:y="23.389cm">
          <draw:text-box>
            <text:p text:style-name="P3"><text:span text:style-name="T1">Or using the HTTP “Link” Header</text:span></text:p>
          </draw:text-box>
        </draw:frame>
        <draw:frame draw:style-name="gr7" draw:text-style-name="P6" draw:layer="layout" svg:width="33.691cm" svg:height="1.53cm" svg:x="1.826cm" svg:y="26.34cm">
          <draw:text-box>
            <text:p><text:span text:style-name="T6">Link: </text:span><text:span text:style-name="T6">&lt;</text:span><text:span text:style-name="T13">https://profiles.com/alic</text:span><text:span text:style-name="T13">e</text:span><text:span text:style-name="T6">&gt;; rel="</text:span><text:span text:style-name="T7">profile</text:span><text:span text:style-name="T6">"</text:span></text:p>
          </draw:text-box>
        </draw:frame>
        <draw:frame draw:style-name="gr12" draw:text-style-name="P6" draw:layer="layout" svg:width="25.719cm" svg:height="1.53cm" svg:x="1.824cm" svg:y="5.54cm">
          <draw:text-box>
            <text:p><text:span text:style-name="T6">GET https://alice.me/ </text:span><text:span text:style-name="T6">HTTP/1.1</text:span></text:p>
          </draw:text-box>
        </draw:frame>
        <draw:frame draw:style-name="gr13" draw:text-style-name="P11" draw:layer="layout" svg:width="7.8cm" svg:height="2.453cm" svg:x="42.832cm" svg:y="24.925cm">
          <draw:text-box>
            <text:p text:style-name="P10"><text:span text:style-name="T14">...and XRD/JRD,</text:span><text:span text:style-name="T14"><text:line-break/></text:span><text:span text:style-name="T14">and WebID, etc.</text:span></text:p>
          </draw:text-box>
        </draw:frame>
      </draw:page>
      <draw:page draw:name="page8" draw:style-name="dp1" draw:master-page-name="Default">
        <draw:frame draw:style-name="gr3" draw:text-style-name="P5" draw:layer="layout" svg:width="49.003cm" svg:height="25.071cm" svg:x="1.889cm" svg:y="1.635cm">
          <draw:text-box>
            <text:p text:style-name="P3"><text:span text:style-name="T1">PURLs (Persistent URLs)</text:span></text:p>
            <text:p text:style-name="P4"><text:span text:style-name="T14">From Wikipedia:</text:span></text:p>
            <text:p text:style-name="P4"><text:span text:style-name="T14"/></text:p>
            <text:p text:style-name="P4"><text:span text:style-name="T14">“</text:span><text:span text:style-name="T14">A Persistent URL is an address on the </text:span><text:span text:style-name="T14">World Wide Web that causes a </text:span><text:span text:style-name="T14">redirection to another Web resource. “</text:span></text:p>
            <text:p text:style-name="P4"><text:span text:style-name="T14">“</text:span><text:span text:style-name="T14">If a Web resource changes location </text:span><text:span text:style-name="T14">(and hence URL), a PURL pointing to it </text:span><text:span text:style-name="T14">can be updated.”</text:span></text:p>
            <text:p text:style-name="P4"><text:span text:style-name="T2"/></text:p>
            <text:p text:style-name="P4"><text:span text:style-name="T15">http://purl.org/some/path → http://</text:span><text:span text:style-name="T15">example.com/another/path</text:span></text:p>
            <text:p text:style-name="P4"><text:span text:style-name="T15">http://purl.org/some/path → http://</text:span><text:span text:style-name="T15">selfhosted.me:8080/</text:span></text:p>
            <text:p text:style-name="P4"><text:span text:style-name="T5"/></text:p>
            <text:p text:style-name="P4"><text:span text:style-name="T14">“</text:span><text:span text:style-name="T14">The PURL service includes a concept </text:span><text:span text:style-name="T14">known as partial redirection.”</text:span></text:p>
            <text:p text:style-name="P4"><text:span text:style-name="T5"/></text:p>
            <text:p text:style-name="P4"><text:span text:style-name="T15">http://purl.org/some/path</text:span><text:span text:style-name="T16">/and/some/</text:span><text:span text:style-name="T16">more/data</text:span><text:span text:style-name="T15"> → </text:span><text:span text:style-name="T15">http://example.com/another/path</text:span><text:span text:style-name="T16">/and</text:span><text:span text:style-name="T16">/some/more/data</text:span></text:p>
            <text:p text:style-name="P4"><text:span text:style-name="T5"/></text:p>
            <text:p text:style-name="P4"><text:span text:style-name="T14">“</text:span><text:span text:style-name="T14">The concept of </text:span><text:span text:style-name="T17">partial redirection </text:span><text:span text:style-name="T17">allows hierarchies of Web-based </text:span><text:span text:style-name="T17">resources</text:span><text:span text:style-name="T17"><text:line-break/></text:span><text:span text:style-name="T17">to be addressed via PURLs</text:span><text:span text:style-name="T14"> without </text:span><text:span text:style-name="T14">each resource requiring its own PURL.”</text:span></text:p>
            <text:p text:style-name="P4"><text:span text:style-name="T14"/></text:p>
            <text:p text:style-name="P4"><text:span text:style-name="T14">(“PURLs have been criticized for their </text:span><text:span text:style-name="T14">need to resolve a URL, thus tying a </text:span><text:span text:style-name="T14">PURL to a network location.”)</text:span></text:p>
          </draw:text-box>
        </draw:frame>
      </draw:page>
      <draw:page draw:name="page9" draw:style-name="dp1" draw:master-page-name="Default">
        <draw:frame draw:style-name="gr9" draw:text-style-name="P8" draw:layer="layout" svg:width="34.039cm" svg:height="13.931cm" svg:x="1.759cm" svg:y="8.823cm">
          <draw:text-box>
            <text:p text:style-name="P9"><text:span text:style-name="T9">{</text:span></text:p>
            <text:p text:style-name="P9"><text:span text:style-name="T9"><text:s text:c="2"/></text:span><text:span text:style-name="T9">"@context": "https://www.w3.org/ns/did/v1",</text:span></text:p>
            <text:p text:style-name="P9"><text:span text:style-name="T9"><text:s text:c="2"/></text:span><text:span text:style-name="T9">"id": "did:ex:123",</text:span></text:p>
            <text:p text:style-name="P9"><text:span text:style-name="T9"><text:s text:c="2"/></text:span><text:span text:style-name="T9">"service": [{</text:span></text:p>
            <text:p text:style-name="P9"><text:span text:style-name="T9"><text:s text:c="4"/></text:span><text:span text:style-name="T9">"id": "did:ex:123#homepage",</text:span></text:p>
            <text:p text:style-name="P9"><text:span text:style-name="T9"><text:s text:c="4"/></text:span><text:span text:style-name="T9">"serviceEndpoint": "https://alice.me/home/"</text:span></text:p>
            <text:p text:style-name="P9"><text:span text:style-name="T9"><text:s text:c="2"/></text:span><text:span text:style-name="T9">}, {</text:span></text:p>
            <text:p text:style-name="P9"><text:span text:style-name="T9"><text:s text:c="4"/></text:span><text:span text:style-name="T9">"id": "did:ex:123#work",</text:span></text:p>
            <text:p text:style-name="P9"><text:span text:style-name="T9"><text:s text:c="4"/></text:span><text:span text:style-name="T9">"serviceEndpoint": </text:span><text:span text:style-name="T9">"https://acmecorp.com/employees/alice-7332"</text:span></text:p>
            <text:p text:style-name="P9"><text:span text:style-name="T9"><text:s text:c="2"/></text:span><text:span text:style-name="T9">}, {</text:span></text:p>
            <text:p text:style-name="P9"><text:span text:style-name="T9"><text:s text:c="4"/></text:span><text:span text:style-name="T9">"id": "did:ex:123#linkedin",</text:span></text:p>
            <text:p text:style-name="P9"><text:span text:style-name="T9"><text:s text:c="4"/></text:span><text:span text:style-name="T9">"type": "SocialNetworkService",</text:span></text:p>
            <text:p text:style-name="P9"><text:span text:style-name="T9"><text:s text:c="4"/></text:span><text:span text:style-name="T9">"serviceEndpoint": </text:span><text:span text:style-name="T9">"https://www.linkedin.com/in/alice-b26187c4/"</text:span></text:p>
            <text:p text:style-name="P9"><text:span text:style-name="T9"><text:s text:c="2"/></text:span><text:span text:style-name="T9">}, {</text:span></text:p>
            <text:p text:style-name="P9"><text:span text:style-name="T9"><text:s text:c="4"/></text:span><text:span text:style-name="T9">"id": "did:ex:123#message",</text:span></text:p>
            <text:p text:style-name="P9"><text:span text:style-name="T9"><text:s text:c="4"/></text:span><text:span text:style-name="T9">"type": "ActivityPubService",</text:span></text:p>
            <text:p text:style-name="P9"><text:span text:style-name="T9"><text:s text:c="4"/></text:span><text:span text:style-name="T9">"serviceEndpoint": </text:span><text:span text:style-name="T9">"https://chaos.social/@alice01"</text:span></text:p>
            <text:p text:style-name="P9"><text:span text:style-name="T9"><text:s text:c="2"/></text:span><text:span text:style-name="T9">}</text:span></text:p>
            <text:p text:style-name="P7"><text:span text:style-name="T9">}</text:span></text:p>
          </draw:text-box>
        </draw:frame>
        <draw:frame draw:style-name="gr7" draw:text-style-name="P6" draw:layer="layout" svg:width="20.144cm" svg:height="1.53cm" svg:x="1.824cm" svg:y="5.54cm">
          <draw:text-box>
            <text:p><text:span text:style-name="T6">did:ex:123</text:span></text:p>
          </draw:text-box>
        </draw:frame>
        <draw:frame draw:style-name="gr11" draw:text-style-name="P5" draw:layer="layout" svg:width="49.26cm" svg:height="2.453cm" svg:x="1.778cm" svg:y="2.588cm">
          <draw:text-box>
            <text:p text:style-name="P3"><text:span text:style-name="T1">But I can have many “services” (= </text:span><text:span text:style-name="T1">URLs associated with my DID)</text:span></text:p>
          </draw:text-box>
        </draw:frame>
      </draw:page>
      <draw:page draw:name="page10" draw:style-name="dp1" draw:master-page-name="Default">
        <draw:frame draw:style-name="gr6" draw:text-style-name="P8" draw:layer="layout" svg:width="26.5cm" svg:height="10.56cm" svg:x="1.559cm" svg:y="8.823cm">
          <draw:text-box>
            <text:p text:style-name="P7"><text:span text:style-name="T9">{</text:span></text:p>
            <text:p text:style-name="P7"><text:span text:style-name="T9"><text:s text:c="2"/></text:span><text:span text:style-name="T9">"@context": "https://www.w3.org/ns/did/v1",</text:span></text:p>
            <text:p text:style-name="P7"><text:span text:style-name="T9"><text:s text:c="2"/></text:span><text:span text:style-name="T9">"id": "did:ex:123",</text:span></text:p>
            <text:p text:style-name="P7"><text:span text:style-name="T9"><text:s text:c="2"/></text:span><text:span text:style-name="T9">"authentication": [{</text:span></text:p>
            <text:p text:style-name="P7"><text:span text:style-name="T9"><text:s text:c="4"/></text:span><text:span text:style-name="T9">"id": "did:ex:123#keys-1",</text:span></text:p>
            <text:p text:style-name="P7"><text:span text:style-name="T9"><text:s text:c="4"/></text:span><text:span text:style-name="T9">"type": "RsaVerificationKey2018",</text:span></text:p>
            <text:p text:style-name="P7"><text:span text:style-name="T9"><text:s text:c="4"/></text:span><text:span text:style-name="T9">"publicKeyPem": "-----BEGIN PUB...01..END </text:span><text:span text:style-name="T9">PUB -----\r\n"</text:span></text:p>
            <text:p text:style-name="P7"><text:span text:style-name="T9"><text:s text:c="2"/></text:span><text:span text:style-name="T9">}],</text:span></text:p>
            <text:p text:style-name="P7"><text:span text:style-name="T9"><text:s text:c="2"/></text:span><text:span text:style-name="T9">"service": [{</text:span></text:p>
            <text:p text:style-name="P7"><text:span text:style-name="T9"><text:s text:c="4"/></text:span><text:span text:style-name="T9">"id": "did:ex:123#</text:span><text:span text:style-name="T18">profilepic</text:span><text:span text:style-name="T9">",</text:span></text:p>
            <text:p text:style-name="P7"><text:span text:style-name="T9"><text:s text:c="4"/></text:span><text:span text:style-name="T9">"serviceEndpoint":</text:span></text:p>
            <text:p text:style-name="P7"><text:span text:style-name="T9"><text:s text:c="6"/></text:span><text:span text:style-name="T9">"</text:span><text:span text:style-name="T19">https://socialnetwork.com/user/123/profile?</text:span><text:span text:style-name="T19">image</text:span><text:span text:style-name="T9">"</text:span></text:p>
            <text:p text:style-name="P7"><text:span text:style-name="T9"><text:s text:c="2"/></text:span><text:span text:style-name="T9">}]</text:span></text:p>
            <text:p text:style-name="P7"><text:span text:style-name="T9">}</text:span></text:p>
          </draw:text-box>
        </draw:frame>
        <draw:frame draw:style-name="gr7" draw:text-style-name="P6" draw:layer="layout" svg:width="20.144cm" svg:height="1.53cm" svg:x="1.624cm" svg:y="2.54cm">
          <draw:text-box>
            <text:p><text:span text:style-name="T6">did:ex:123#</text:span><text:span text:style-name="T7">profilepic</text:span></text:p>
          </draw:text-box>
        </draw:frame>
        <draw:frame draw:style-name="gr6" draw:text-style-name="P8" draw:layer="layout" svg:width="26.5cm" svg:height="10.56cm" svg:x="26.559cm" svg:y="8.823cm">
          <draw:text-box>
            <text:p text:style-name="P7"><text:span text:style-name="T9">{</text:span></text:p>
            <text:p text:style-name="P7"><text:span text:style-name="T9"><text:s text:c="2"/></text:span><text:span text:style-name="T9">"@context": "https://www.w3.org/ns/did/v1",</text:span></text:p>
            <text:p text:style-name="P7"><text:span text:style-name="T9"><text:s text:c="2"/></text:span><text:span text:style-name="T9">"id": "did:ex:123",</text:span></text:p>
            <text:p text:style-name="P7"><text:span text:style-name="T9"><text:s text:c="2"/></text:span><text:span text:style-name="T9">"authentication": [{</text:span></text:p>
            <text:p text:style-name="P7"><text:span text:style-name="T9"><text:s text:c="4"/></text:span><text:span text:style-name="T9">"id": "did:ex:123#keys-1",</text:span></text:p>
            <text:p text:style-name="P7"><text:span text:style-name="T9"><text:s text:c="4"/></text:span><text:span text:style-name="T9">"type": "RsaVerificationKey2018",</text:span></text:p>
            <text:p text:style-name="P7"><text:span text:style-name="T9"><text:s text:c="4"/></text:span><text:span text:style-name="T9">"publicKeyPem": "-----BEGIN PUB...01..END </text:span><text:span text:style-name="T9">PUB -----\r\n"</text:span></text:p>
            <text:p text:style-name="P7"><text:span text:style-name="T9"><text:s text:c="2"/></text:span><text:span text:style-name="T9">}],</text:span></text:p>
            <text:p text:style-name="P7"><text:span text:style-name="T9"><text:s text:c="2"/></text:span><text:span text:style-name="T9">"service": [{</text:span></text:p>
            <text:p text:style-name="P7"><text:span text:style-name="T9"><text:s text:c="4"/></text:span><text:span text:style-name="T9">"id": "did:ex:123#</text:span><text:span text:style-name="T18">profilepic</text:span><text:span text:style-name="T9">",</text:span></text:p>
            <text:p text:style-name="P7"><text:span text:style-name="T9"><text:s text:c="4"/></text:span><text:span text:style-name="T9">"serviceEndpoint":</text:span></text:p>
            <text:p text:style-name="P7"><text:span text:style-name="T9"><text:s text:c="6"/></text:span><text:span text:style-name="T9">"</text:span><text:span text:style-name="T19">https://newnetwork.com/account022/photo.jpg</text:span><text:span text:style-name="T9">"</text:span></text:p>
            <text:p text:style-name="P7"><text:span text:style-name="T9"><text:s text:c="2"/></text:span><text:span text:style-name="T9">}]</text:span></text:p>
            <text:p text:style-name="P7"><text:span text:style-name="T9">}</text:span></text:p>
          </draw:text-box>
        </draw:frame>
        <draw:frame draw:style-name="gr14" draw:text-style-name="P12" draw:layer="layout" svg:width="43.699cm" svg:height="1.53cm" svg:x="1.625cm" svg:y="21.54cm">
          <draw:text-box>
            <text:p><text:span text:style-name="T13">https://socialnetwork.com/</text:span><text:span text:style-name="T13">user/123/profile?image</text:span></text:p>
          </draw:text-box>
        </draw:frame>
        <draw:frame draw:style-name="gr15" draw:text-style-name="P12" draw:layer="layout" svg:width="30.054cm" svg:height="1.549cm" svg:x="21.32cm" svg:y="24.041cm">
          <draw:text-box>
            <text:p><text:span text:style-name="T13">https://newnetwork.com/</text:span><text:span text:style-name="T13">account022/photo.jpg</text:span></text:p>
          </draw:text-box>
        </draw:frame>
        <draw:line draw:style-name="gr16" draw:text-style-name="P13" draw:layer="layout" svg:x1="4.556cm" svg:y1="19.596cm" svg:x2="4.556cm" svg:y2="21.247cm">
          <text:p/>
        </draw:line>
        <draw:line draw:style-name="gr16" draw:text-style-name="P13" draw:layer="layout" svg:x1="47.556cm" svg:y1="19.571cm" svg:x2="47.556cm" svg:y2="23.406cm">
          <text:p/>
        </draw:line>
        <draw:frame draw:style-name="gr7" draw:text-style-name="P6" draw:layer="layout" svg:width="20.144cm" svg:height="1.53cm" svg:x="1.624cm" svg:y="5.54cm">
          <draw:text-box>
            <text:p><text:span text:style-name="T6">did:ex:123;service=</text:span><text:span text:style-name="T7">profile</text:span><text:span text:style-name="T7">pic</text:span></text:p>
          </draw:text-box>
        </draw:frame>
        <draw:frame draw:style-name="gr17" draw:text-style-name="P14" draw:layer="layout" svg:width="30.216cm" svg:height="1.353cm" svg:x="1.795cm" svg:y="26.851cm">
          <draw:text-box>
            <text:p><text:span text:style-name="T14">But what about hierarchies? Partial </text:span><text:span text:style-name="T14">redirection as in PURLs?</text:span></text:p>
          </draw:text-box>
        </draw:frame>
      </draw:page>
      <draw:page draw:name="page11" draw:style-name="dp1" draw:master-page-name="Default">
        <draw:frame draw:style-name="gr6" draw:text-style-name="P8" draw:layer="layout" svg:width="26.5cm" svg:height="10.56cm" svg:x="1.559cm" svg:y="8.823cm">
          <draw:text-box>
            <text:p text:style-name="P7"><text:span text:style-name="T9">{</text:span></text:p>
            <text:p text:style-name="P7"><text:span text:style-name="T9"><text:s text:c="2"/></text:span><text:span text:style-name="T9">"@context": "https://www.w3.org/ns/did/v1",</text:span></text:p>
            <text:p text:style-name="P7"><text:span text:style-name="T9"><text:s text:c="2"/></text:span><text:span text:style-name="T9">"id": "did:ex:123",</text:span></text:p>
            <text:p text:style-name="P7"><text:span text:style-name="T9"><text:s text:c="2"/></text:span><text:span text:style-name="T9">"publicKey": [{</text:span></text:p>
            <text:p text:style-name="P7"><text:span text:style-name="T9"><text:s text:c="4"/></text:span><text:span text:style-name="T9">"id": "did:ex:123#keys-1",</text:span></text:p>
            <text:p text:style-name="P7"><text:span text:style-name="T9"><text:s text:c="4"/></text:span><text:span text:style-name="T9">"type": "RsaVerificationKey2018",</text:span></text:p>
            <text:p text:style-name="P7"><text:span text:style-name="T9"><text:s text:c="4"/></text:span><text:span text:style-name="T9">"publicKeyPem": "-----BEGIN PUB...01..END </text:span><text:span text:style-name="T9">PUB -----\r\n"</text:span></text:p>
            <text:p text:style-name="P7"><text:span text:style-name="T9"><text:s text:c="2"/></text:span><text:span text:style-name="T9">}],</text:span></text:p>
            <text:p text:style-name="P7"><text:span text:style-name="T9"><text:s text:c="2"/></text:span><text:span text:style-name="T9">"service": [{</text:span></text:p>
            <text:p text:style-name="P7"><text:span text:style-name="T9"><text:s text:c="4"/></text:span><text:span text:style-name="T9">"id": "did:ex:123#</text:span><text:span text:style-name="T18">files</text:span><text:span text:style-name="T9">",</text:span></text:p>
            <text:p text:style-name="P7"><text:span text:style-name="T9"><text:s text:c="4"/></text:span><text:span text:style-name="T9">"serviceEndpoint":</text:span></text:p>
            <text:p text:style-name="P7"><text:span text:style-name="T9"><text:s text:c="6"/></text:span><text:span text:style-name="T9">"</text:span><text:span text:style-name="T19">https://filestore.org/user123/</text:span><text:span text:style-name="T9">"</text:span></text:p>
            <text:p text:style-name="P7"><text:span text:style-name="T9"><text:s text:c="2"/></text:span><text:span text:style-name="T9">}]</text:span></text:p>
            <text:p text:style-name="P7"><text:span text:style-name="T9">}</text:span></text:p>
          </draw:text-box>
        </draw:frame>
        <draw:frame draw:style-name="gr5" draw:text-style-name="P6" draw:layer="layout" svg:width="39.787cm" svg:height="1.53cm" svg:x="1.624cm" svg:y="5.54cm">
          <draw:text-box>
            <text:p><text:span text:style-name="T6">did:ex:123;service=</text:span><text:span text:style-name="T7">files</text:span><text:span text:style-name="T8">/</text:span><text:span text:style-name="T8">myresume/doc?</text:span><text:span text:style-name="T8">version=latest#intro</text:span></text:p>
          </draw:text-box>
        </draw:frame>
        <draw:frame draw:style-name="gr6" draw:text-style-name="P8" draw:layer="layout" svg:width="26.5cm" svg:height="10.56cm" svg:x="26.559cm" svg:y="8.823cm">
          <draw:text-box>
            <text:p text:style-name="P7"><text:span text:style-name="T9">{</text:span></text:p>
            <text:p text:style-name="P7"><text:span text:style-name="T9"><text:s text:c="2"/></text:span><text:span text:style-name="T9">"@context": "https://www.w3.org/ns/did/v1",</text:span></text:p>
            <text:p text:style-name="P7"><text:span text:style-name="T9"><text:s text:c="2"/></text:span><text:span text:style-name="T9">"id": "did:ex:123",</text:span></text:p>
            <text:p text:style-name="P7"><text:span text:style-name="T9"><text:s text:c="2"/></text:span><text:span text:style-name="T9">"publicKey": [{</text:span></text:p>
            <text:p text:style-name="P7"><text:span text:style-name="T9"><text:s text:c="4"/></text:span><text:span text:style-name="T9">"id": "did:ex:123#keys-1",</text:span></text:p>
            <text:p text:style-name="P7"><text:span text:style-name="T9"><text:s text:c="4"/></text:span><text:span text:style-name="T9">"type": "RsaVerificationKey2018",</text:span></text:p>
            <text:p text:style-name="P7"><text:span text:style-name="T9"><text:s text:c="4"/></text:span><text:span text:style-name="T9">"publicKeyPem": "-----BEGIN PUB...01..END </text:span><text:span text:style-name="T9">PUB -----\r\n"</text:span></text:p>
            <text:p text:style-name="P7"><text:span text:style-name="T9"><text:s text:c="2"/></text:span><text:span text:style-name="T9">}],</text:span></text:p>
            <text:p text:style-name="P7"><text:span text:style-name="T9"><text:s text:c="2"/></text:span><text:span text:style-name="T9">"service": [{</text:span></text:p>
            <text:p text:style-name="P7"><text:span text:style-name="T9"><text:s text:c="4"/></text:span><text:span text:style-name="T9">"id": "did:ex:123#</text:span><text:span text:style-name="T18">files</text:span><text:span text:style-name="T9">",</text:span></text:p>
            <text:p text:style-name="P7"><text:span text:style-name="T9"><text:s text:c="4"/></text:span><text:span text:style-name="T9">"serviceEndpoint":</text:span></text:p>
            <text:p text:style-name="P7"><text:span text:style-name="T9"><text:s text:c="6"/></text:span><text:span text:style-name="T9">"</text:span><text:span text:style-name="T19">https://selfhosted.me:8080/</text:span><text:span text:style-name="T9">"</text:span></text:p>
            <text:p text:style-name="P7"><text:span text:style-name="T9"><text:s text:c="2"/></text:span><text:span text:style-name="T9">}]</text:span></text:p>
            <text:p text:style-name="P7"><text:span text:style-name="T9">}</text:span></text:p>
          </draw:text-box>
        </draw:frame>
        <draw:frame draw:style-name="gr14" draw:text-style-name="P15" draw:layer="layout" svg:width="43.699cm" svg:height="1.53cm" svg:x="1.624cm" svg:y="21.54cm">
          <draw:text-box>
            <text:p><text:span text:style-name="T20">https://filestore.org/</text:span><text:span text:style-name="T20">user123</text:span><text:span text:style-name="T8">/myresume/doc?</text:span><text:span text:style-name="T8">version=latest#intro</text:span></text:p>
          </draw:text-box>
        </draw:frame>
        <draw:frame draw:style-name="gr18" draw:text-style-name="P15" draw:layer="layout" svg:width="43.399cm" svg:height="1.573cm" svg:x="9.882cm" svg:y="24.041cm">
          <draw:text-box>
            <text:p><text:span text:style-name="T20">https://</text:span><text:span text:style-name="T20">selfhosted.me:8080</text:span><text:span text:style-name="T8">/</text:span><text:span text:style-name="T8">myresume/doc?</text:span><text:span text:style-name="T8">version=latest#intro</text:span></text:p>
          </draw:text-box>
        </draw:frame>
        <draw:line draw:style-name="gr16" draw:text-style-name="P13" draw:layer="layout" svg:x1="4.556cm" svg:y1="19.621cm" svg:x2="4.556cm" svg:y2="21.272cm">
          <text:p/>
        </draw:line>
        <draw:line draw:style-name="gr16" draw:text-style-name="P13" draw:layer="layout" svg:x1="47.556cm" svg:y1="19.596cm" svg:x2="47.556cm" svg:y2="23.431cm">
          <text:p/>
        </draw:line>
        <draw:frame draw:style-name="gr7" draw:text-style-name="P6" draw:layer="layout" svg:width="34.369cm" svg:height="1.53cm" svg:x="1.624cm" svg:y="2.54cm">
          <draw:text-box>
            <text:p><text:span text:style-name="T21">did:ex:123#</text:span><text:span text:style-name="T22">files</text:span><text:span text:style-name="T23">/myresume/</text:span><text:span text:style-name="T23">doc?version=latest#intro</text:span></text:p>
          </draw:text-box>
        </draw:frame>
      </draw:page>
      <draw:page draw:name="page12" draw:style-name="dp1" draw:master-page-name="Default">
        <draw:frame draw:style-name="gr5" draw:text-style-name="P6" draw:layer="layout" svg:width="39.787cm" svg:height="1.53cm" svg:x="1.624cm" svg:y="2.54cm">
          <draw:text-box>
            <text:p><text:span text:style-name="T6">did:ex:123;service=</text:span><text:span text:style-name="T7">files</text:span><text:span text:style-name="T8">/</text:span><text:span text:style-name="T8">myresume/doc?</text:span><text:span text:style-name="T8">version=latest#intro</text:span></text:p>
          </draw:text-box>
        </draw:frame>
        <draw:frame draw:style-name="gr19" draw:text-style-name="P17" draw:layer="layout" svg:width="49.003cm" svg:height="10.77cm" svg:x="1.879cm" svg:y="5.724cm">
          <draw:text-box>
            <text:p text:style-name="P16"><text:span text:style-name="T24">Combines the best features of:</text:span></text:p>
            <text:p text:style-name="P16"><text:span text:style-name="T24"><text:tab/></text:span><text:span text:style-name="T24">- Service (link) discovery, like </text:span><text:span text:style-name="T24">&lt;link rel=".." href=”..”&gt;</text:span></text:p>
            <text:p text:style-name="P16"><text:span text:style-name="T24"><text:tab/></text:span><text:span text:style-name="T24">- Persistent URL discovery, </text:span><text:span text:style-name="T24">like PURL or URN resolution</text:span></text:p>
            <text:p text:style-name="P16"><text:span text:style-name="T24"/></text:p>
            <text:p text:style-name="P16"><text:span text:style-name="T24">Plus the other features of DIDs, </text:span><text:span text:style-name="T24">i.e. decentralization, </text:span><text:span text:style-name="T24">cryptographic verifiability!</text:span></text:p>
          </draw:text-box>
        </draw:frame>
        <draw:frame draw:style-name="gr20" draw:text-style-name="P14" draw:layer="layout" svg:width="21.58cm" svg:height="2.794cm" svg:x="29.727cm" svg:y="25.241cm">
          <draw:text-box>
            <text:p><text:span text:style-name="T14">TODO: RFC8141: URNs have “r-</text:span><text:span text:style-name="T14">components”,</text:span></text:p>
            <text:p><text:span text:style-name="T14">“</text:span><text:span text:style-name="T14">q-components”, “f-components”</text:span></text:p>
          </draw:text-box>
        </draw:frame>
      </draw:page>
      <draw:page draw:name="page13" draw:style-name="dp1" draw:master-page-name="Default">
        <draw:frame draw:style-name="gr5" draw:text-style-name="P6" draw:layer="layout" svg:width="39.787cm" svg:height="1.53cm" svg:x="1.624cm" svg:y="2.54cm">
          <draw:text-box>
            <text:p><text:span text:style-name="T6">did:ex:123;service=</text:span><text:span text:style-name="T7">files</text:span><text:span text:style-name="T8">/</text:span><text:span text:style-name="T8">myresume/doc?</text:span><text:span text:style-name="T8">version=latest#intro</text:span></text:p>
          </draw:text-box>
        </draw:frame>
        <draw:frame draw:style-name="gr21" draw:text-style-name="P18" draw:layer="layout" svg:width="19.582cm" svg:height="1.352cm" svg:x="5.064cm" svg:y="7.862cm">
          <draw:text-box>
            <text:p><text:span text:style-name="T14">What if we use query parameters </text:span><text:span text:style-name="T14">instead?</text:span></text:p>
          </draw:text-box>
        </draw:frame>
        <draw:frame draw:style-name="gr14" draw:text-style-name="P6" draw:layer="layout" svg:width="47.381cm" svg:height="1.53cm" svg:x="1.625cm" svg:y="13.006cm">
          <draw:text-box>
            <text:p><text:span text:style-name="T21">did:ex:123</text:span><text:span text:style-name="T25">/myresume/doc?</text:span><text:span text:style-name="T26">_did_</text:span><text:span text:style-name="T27">service=</text:span><text:span text:style-name="T7">files</text:span><text:span text:style-name="T27">&amp;</text:span><text:span text:style-name="T8">version</text:span><text:span text:style-name="T8">=latest#intro</text:span></text:p>
          </draw:text-box>
        </draw:frame>
        <draw:frame draw:style-name="gr22" draw:text-style-name="P18" draw:layer="layout" svg:width="24.2cm" svg:height="1.352cm" svg:x="5.064cm" svg:y="18.328cm">
          <draw:text-box>
            <text:p><text:span text:style-name="T14">How would this get dereferenced to this </text:span><text:span text:style-name="T14">redirect URL?</text:span></text:p>
          </draw:text-box>
        </draw:frame>
        <draw:frame draw:style-name="gr14" draw:text-style-name="P6" draw:layer="layout" svg:width="47.381cm" svg:height="1.53cm" svg:x="1.626cm" svg:y="23.006cm">
          <draw:text-box>
            <text:p><text:span text:style-name="T20">https://</text:span><text:span text:style-name="T20">selfhosted.me:8080</text:span><text:span text:style-name="T8">/</text:span><text:span text:style-name="T8">myresume/doc?</text:span><text:span text:style-name="T8">version=latest#intro</text:span></text:p>
          </draw:text-box>
        </draw:frame>
      </draw:page>
      <draw:page draw:name="page14" draw:style-name="dp1" draw:master-page-name="Default">
        <draw:frame draw:style-name="gr23" draw:text-style-name="P6" draw:layer="layout" svg:width="48.592cm" svg:height="1.53cm" svg:x="1.624cm" svg:y="8.54cm">
          <draw:text-box>
            <text:p><text:span text:style-name="T6">did:ex:123;service=</text:span><text:span text:style-name="T7">files</text:span><text:span text:style-name="T27">;v</text:span><text:span text:style-name="T27">ersion-id=</text:span><text:span text:style-name="T7">4</text:span><text:span text:style-name="T8">/myresume/doc?</text:span><text:span text:style-name="T8">version=latest#intro</text:span></text:p>
          </draw:text-box>
        </draw:frame>
        <draw:frame draw:style-name="gr24" draw:text-style-name="P18" draw:layer="layout" svg:width="16.504cm" svg:height="1.352cm" svg:x="5.064cm" svg:y="2.528cm">
          <draw:text-box>
            <text:p><text:span text:style-name="T14">More matrix parameters! (version-id)</text:span></text:p>
          </draw:text-box>
        </draw:frame>
        <draw:custom-shape draw:style-name="gr25" draw:text-style-name="P19" draw:layer="layout" svg:width="0.762cm" svg:height="7.97cm" draw:transform="rotate (1.5707963267949) translate (18.811cm 11.06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6" draw:text-style-name="P19" draw:layer="layout" svg:width="0.762cm" svg:height="9.319cm" draw:transform="rotate (1.5707963267949) translate (36.512cm 11.06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21" draw:layer="layout" svg:width="14.298cm" svg:height="2.453cm" svg:x="15.629cm" svg:y="11.628cm">
          <draw:text-box>
            <text:p text:style-name="P20"><text:span text:style-name="T14">Version of the DID document</text:span></text:p>
            <text:p text:style-name="P20"><text:span text:style-name="T14">(Defined by the DID Core spec)</text:span></text:p>
          </draw:text-box>
        </draw:frame>
        <draw:frame draw:style-name="gr28" draw:text-style-name="P21" draw:layer="layout" svg:width="20.919cm" svg:height="2.453cm" svg:x="30.729cm" svg:y="11.629cm">
          <draw:text-box>
            <text:p text:style-name="P20"><text:span text:style-name="T14">Version of the resource at the service </text:span><text:span text:style-name="T14">endpoint</text:span></text:p>
            <text:p text:style-name="P20"><text:span text:style-name="T14">(Defined by the service)</text:span></text:p>
          </draw:text-box>
        </draw:frame>
      </draw:page>
      <draw:page draw:name="page15" draw:style-name="dp1" draw:master-page-name="Default">
        <draw:frame draw:style-name="gr29" draw:text-style-name="P6" draw:layer="layout" svg:width="43.174cm" svg:height="1.53cm" svg:x="1.624cm" svg:y="8.54cm">
          <draw:text-box>
            <text:p><text:span text:style-name="T6">did:ex:123;service=</text:span><text:span text:style-name="T7">files</text:span><text:span text:style-name="T27">;hl=</text:span><text:span text:style-name="T7">zQmWvQ</text:span><text:span text:style-name="T8">/</text:span><text:span text:style-name="T8">myresume/doc?hl=zQrMLp#intro</text:span></text:p>
          </draw:text-box>
        </draw:frame>
        <draw:frame draw:style-name="gr30" draw:text-style-name="P18" draw:layer="layout" svg:width="12.982cm" svg:height="1.352cm" svg:x="5.064cm" svg:y="2.528cm">
          <draw:text-box>
            <text:p><text:span text:style-name="T14">More matrix parameters! (hl)</text:span></text:p>
          </draw:text-box>
        </draw:frame>
        <draw:custom-shape draw:style-name="gr31" draw:text-style-name="P19" draw:layer="layout" svg:width="0.762cm" svg:height="6.065cm" draw:transform="rotate (1.5707963267949) translate (18.811cm 11.06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2" draw:text-style-name="P19" draw:layer="layout" svg:width="0.762cm" svg:height="5.858cm" draw:transform="rotate (1.5707963267949) translate (34.512cm 11.06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3" draw:text-style-name="P21" draw:layer="layout" svg:width="13.206cm" svg:height="2.453cm" svg:x="15.329cm" svg:y="11.628cm">
          <draw:text-box>
            <text:p text:style-name="P20"><text:span text:style-name="T14">Hash of the DID document</text:span></text:p>
            <text:p text:style-name="P20"><text:span text:style-name="T14">(Verified by the DID resolver)</text:span></text:p>
          </draw:text-box>
        </draw:frame>
        <draw:frame draw:style-name="gr34" draw:text-style-name="P21" draw:layer="layout" svg:width="19.925cm" svg:height="2.453cm" svg:x="30.829cm" svg:y="11.629cm">
          <draw:text-box>
            <text:p text:style-name="P20"><text:span text:style-name="T14">Hash of the resource at the service endpoint</text:span></text:p>
            <text:p text:style-name="P20"><text:span text:style-name="T14">(Verified by the client application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3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2" svg:font-family="'Liberation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20-01-16T23:06:41.389709535</dc:date>
    <dc:creator>Markus Sabadello</dc:creator>
    <meta:editing-duration>P1DT39M11S</meta:editing-duration>
    <meta:editing-cycles>262</meta:editing-cycles>
    <meta:generator>LibreOffice/6.3.4.2.0$Linux_X86_64 LibreOffice_project/30$Build-2</meta:generator>
    <meta:document-statistic meta:object-count="66"/>
  </office:meta>
</office:document-meta>
</file>